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8D4AFAAA3B3EFCB2.png" manifest:media-type="image/png"/>
  <manifest:file-entry manifest:full-path="Pictures/1000000000000280000001E0FEEE8956B7DBE218.png" manifest:media-type="image/png"/>
  <manifest:file-entry manifest:full-path="Pictures/1000000000000280000001E018B1F9EF170FE090.png" manifest:media-type="image/png"/>
  <manifest:file-entry manifest:full-path="Pictures/10000000000003480000026D8468A4A3AD629179.png" manifest:media-type="image/png"/>
  <manifest:file-entry manifest:full-path="Pictures/10000000000002FF0000027A5DFF3593B0C2381E.png" manifest:media-type="image/png"/>
  <manifest:file-entry manifest:full-path="Pictures/10000000000001E3000001971848FB33C5473469.png" manifest:media-type="image/png"/>
  <manifest:file-entry manifest:full-path="Pictures/10000000000001D3000001B40862CA8F9422143B.png" manifest:media-type="image/png"/>
  <manifest:file-entry manifest:full-path="Pictures/1000000000000280000001E0D526AB6CCB95EB5F.png" manifest:media-type="image/png"/>
  <manifest:file-entry manifest:full-path="Pictures/10000000000001C7000000B3533BAE54372446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Caps" svg:font-family="'Latin Modern Mono Caps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subtitle">
      <style:graphic-properties draw:fill-color="#ffffff" fo:min-height="16.255cm"/>
    </style:style>
    <style:style style:name="pr4" style:family="presentation" style:parent-style-name="Predeterminado-title">
      <style:graphic-properties fo:min-height="3.506cm"/>
    </style:style>
    <style:style style:name="P1" style:family="paragraph">
      <style:text-properties style:font-name="Latin Modern Mono Caps" fo:font-size="44pt" style:font-size-asian="44pt" style:font-size-complex="44pt"/>
    </style:style>
    <style:style style:name="P2" style:family="paragraph">
      <loext:graphic-properties draw:fill-color="#ffffff"/>
      <style:text-properties style:font-name="Latin Modern Mono Caps"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color="#94006b" style:font-name="Latin Modern Mono Caps"/>
    </style:style>
    <style:style style:name="P6" style:family="paragraph">
      <style:text-properties style:font-name="Latin Modern Mono Caps" fo:font-size="36pt" style:font-size-asian="36pt" style:font-size-complex="36pt"/>
    </style:style>
    <style:style style:name="P7" style:family="paragraph">
      <loext:graphic-properties draw:fill-color="#ffffff"/>
      <style:text-properties style:font-name="Latin Modern Mono Caps" fo:font-size="36pt" style:font-size-asian="36pt" style:font-size-complex="36pt"/>
    </style:style>
    <style:style style:name="T1" style:family="text">
      <style:text-properties style:font-name="Latin Modern Mono Caps" fo:font-size="44pt" style:font-size-asian="44pt" style:font-size-complex="44pt"/>
    </style:style>
    <style:style style:name="T2" style:family="text">
      <style:text-properties style:font-name="Latin Modern Mono Caps" fo:font-size="36pt" style:font-size-asian="36pt" style:font-size-complex="36pt"/>
    </style:style>
    <style:style style:name="T3" style:family="text">
      <style:text-properties fo:color="#94006b" style:font-name="Latin Modern Mono Cap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PRÁCTICA IV: BACKTRACKING</text:span></text:p>
            <text:p text:style-name="P1"><text:span text:style-name="T2">By:Elena Mere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draw:frame presentation:style-name="pr3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4" draw:layer="layout" svg:width="25.405cm" svg:height="21cm" svg:x="1.304cm" svg:y="0cm">
          <draw:image xlink:href="Pictures/10000000000002FF0000027A5DFF3593B0C238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draw:frame presentation:style-name="pr3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4" draw:layer="layout" svg:width="15.424cm" svg:height="14.4cm" svg:x="0cm" svg:y="0cm">
          <draw:image xlink:href="Pictures/10000000000001D3000001B40862CA8F9422143B.png" xlink:type="simple" xlink:show="embed" xlink:actuate="onLoad">
            <text:p/>
          </draw:image>
        </draw:frame>
        <draw:frame draw:style-name="gr2" draw:text-style-name="P4" draw:layer="layout" svg:width="17.796cm" svg:height="7cm" svg:x="10.442cm" svg:y="14cm">
          <draw:image xlink:href="Pictures/10000000000001C7000000B3533BAE54372446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draw:frame draw:style-name="gr2" draw:text-style-name="P4" draw:layer="layout" svg:width="18.363cm" svg:height="15.474cm" svg:x="5.437cm" svg:y="4.726cm">
          <draw:image xlink:href="Pictures/10000000000001E3000001971848FB33C5473469.pn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3">Algoritmo backtrack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draw:frame presentation:style-name="pr3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4" draw:layer="layout" svg:width="25.257cm" svg:height="18.672cm" svg:x="1.543cm" svg:y="1.728cm">
          <draw:image xlink:href="Pictures/10000000000003480000026D8468A4A3AD629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draw:frame presentation:style-name="pr3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4" draw:layer="layout" svg:width="16.93cm" svg:height="12.697cm" svg:x="5.594cm" svg:y="4.194cm">
          <draw:image xlink:href="Pictures/1000000000000280000001E018B1F9EF170FE0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draw:frame presentation:style-name="pr3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4" draw:layer="layout" svg:width="16.93cm" svg:height="12.697cm" svg:x="5.2cm" svg:y="4.194cm">
          <draw:image xlink:href="Pictures/1000000000000280000001E0FEEE8956B7DBE2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draw:frame presentation:style-name="pr3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4" draw:layer="layout" svg:width="16.93cm" svg:height="12.697cm" svg:x="5.594cm" svg:y="4.194cm">
          <draw:image xlink:href="Pictures/1000000000000280000001E08D4AFAAA3B3EFC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draw:frame presentation:style-name="pr3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4" draw:layer="layout" svg:width="16.93cm" svg:height="12.697cm" svg:x="5.594cm" svg:y="4.194cm">
          <draw:image xlink:href="Pictures/1000000000000280000001E0D526AB6CCB95EB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>
        <draw:frame presentation:style-name="pr3" draw:text-style-name="P7" draw:layer="layout" svg:width="25.199cm" svg:height="16.255cm" svg:x="1.4cm" svg:y="0.837cm" presentation:class="subtitle">
          <draw:text-box>
            <text:p text:style-name="P6"><text:span text:style-name="T2">F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Caps" svg:font-family="'Latin Modern Mono Caps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22:52:33.818003912</meta:creation-date>
    <dc:date>2018-05-08T22:59:53.025199175</dc:date>
    <meta:editing-duration>PT7M19S</meta:editing-duration>
    <meta:editing-cycles>1</meta:editing-cycles>
    <meta:document-statistic meta:object-count="60"/>
    <meta:generator>LibreOffice/5.1.6.2$Linux_X86_64 LibreOffice_project/10m0$Build-2</meta:generator>
  </office:meta>
</office:document-meta>
</file>